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bold" fo:font-family="Calibri" style:font-family-asian="Calibri" style:font-family-complex="Calibri" fo:background-color="transparent" fo:color="#000000"/>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bold" fo:font-family="Calibri" style:font-family-asian="Calibri" style:font-family-complex="Calibri"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1.00pt" fo:font-weight="bold"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1.00pt" fo:font-weight="bold"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fo:color="#000000"/>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fo:color="#000000"/>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fo:color="#000000"/>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fo:color="#000000"/>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fo:color="#000000"/>
    </style:style>
    <style:style style:name="T443" style:family="text">
      <style:text-properties fo:font-size="11.00pt" fo:font-weight="normal" fo:font-family="Calibri" style:font-family-asian="Calibri" style:font-family-complex="Calibri" fo:background-color="transparent" fo:color="#000000"/>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1.00pt" fo:font-weight="bold" fo:font-family="Calibri" style:font-family-asian="Calibri" style:font-family-complex="Calibri" fo:background-color="transparent" fo:color="#000000"/>
    </style:style>
    <style:style style:name="T447" style:family="text">
      <style:text-properties fo:font-size="11.00pt" fo:font-weight="normal" fo:font-family="Calibri" style:font-family-asian="Calibri" style:font-family-complex="Calibri" fo:background-color="transparent" fo:color="#000000"/>
    </style:style>
    <style:style style:name="T44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text:list-style style:name="L355">
      <text:list-level-style-bullet text:level="1" text:bullet-char="•">
        <style:list-level-properties text:space-before="0.00pt" text:min-label-width="18.00pt"/>
        <style:text-properties fo:font-family="Symbol"/>
      </text:list-level-style-bullet>
    </text:list-style>
    <style:style style:name="P355" style:family="paragraph">
      <style:paragraph-properties fo:line-height="115.00%" fo:text-align="left" fo:margin-left="-18.00pt" fo:text-indent="18.00pt"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span text:style-name="T420"/></text:p>
      <text:p text:style-name="P350"><text:span text:style-name="T420"/></text:p>
      <text:p text:style-name="P350"><text:span text:style-name="T421">Tip ideas list</text:span><text:span text:style-name="T422"/></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2"/></text:p>
      <text:p text:style-name="P350"><text:span text:style-name="T423">Sprint XX: Rework Shop/Village event + views</text:span></text:p>
      <text:p text:style-name="P350"><text:span text:style-name="T424"/></text:p>
      <text:p text:style-name="P350"><text:span text:style-name="T425">Sprint ??: Update team creation and character roster views</text:span></text:p>
      <text:p text:style-name="P350"><text:span text:style-name="T426"/></text:p>
      <text:p text:style-name="P350"><text:span text:style-name="T427">Sprint XX: Design/Implement new story events, update old story events, rework story event view</text:span></text:p>
      <text:p text:style-name="P350"><text:span text:style-name="T428"/></text:p>
      <text:p text:style-name="P350"><text:span text:style-name="T429">Sprint XX: Concluding all view updates. Update transistions, polish all views, fixes bugs, etc</text:span></text:p>
      <text:p text:style-name="P350"><text:span text:style-name="T430">- Once all the new views are implemented from previous sprints, polish</text:span></text:p>
      <text:p text:style-name="P350"><text:span text:style-name="T430">- fix bugs</text:span></text:p>
      <text:p text:style-name="P350"><text:span text:style-name="T430">- create nicer transisitions between views</text:span></text:p>
      <text:p text:style-name="P350"><text:span text:style-name="T431"/></text:p>
      <text:p text:style-name="P350"><text:span text:style-name="T432">Views to update</text:span><text:span text:style-name="T433"/></text:p>
      <text:p text:style-name="P350"><text:span text:style-name="T433"><text:tab/>- combat scene UI (ability bars, end turn button, activation panel, etc)</text:span></text:p>
      <text:p text:style-name="P350"><text:span text:style-name="T433"><text:tab/>- character data / roster</text:span></text:p>
      <text:p text:style-name="P350"><text:span text:style-name="T433"><text:tab/>- game over screen</text:span></text:p>
      <text:p text:style-name="P350"><text:span text:style-name="T433"><text:tab/>- passive info/description tabs</text:span></text:p>
      <text:p text:style-name="P350"><text:span text:style-name="T433"><text:tab/>- treasure room </text:span></text:p>
      <text:p text:style-name="P350"><text:span text:style-name="T433"><text:tab/>- village screen</text:span></text:p>
      <text:p text:style-name="P350"><text:span text:style-name="T433"><text:tab/>- consumables</text:span></text:p>
      <text:p text:style-name="P350"><text:span text:style-name="T433"><text:tab/>- enemy info panel</text:span></text:p>
      <text:p text:style-name="P350"><text:span text:style-name="T433"><text:tab/>- loading screen</text:span></text:p>
      <text:p text:style-name="P350"><text:span text:style-name="T433"/></text:p>
      <text:p text:style-name="P351"><text:span text:style-name="T434">Sprints</text:span></text:p>
      <text:p text:style-name="P352"><text:span text:style-name="T435"/></text:p>
      <text:p text:style-name="P352"><text:span text:style-name="T436">Sprint ??: Implement difficulty system</text:span></text:p>
      <text:p text:style-name="P352"><text:span text:style-name="T436">Sprint ??: Rework camp site event + views</text:span></text:p>
      <text:p text:style-name="P352"><text:span text:style-name="T436">Sprint ??: Rework States, Update kings blessing start event</text:span></text:p>
      <text:p text:style-name="P352"><text:span text:style-name="T436">Sprint ??: Rework Shop/Village event + views</text:span></text:p>
      <text:p text:style-name="P352"><text:span text:style-name="T436">Sprint ??: Update old items, implement new items</text:span></text:p>
      <text:p text:style-name="P352"><text:span text:style-name="T436">Sprint ??: Implement Act 2 logic (after killing boss, restart act 1, but increase power of enemies)</text:span></text:p>
      <text:p text:style-name="P352"><text:span text:style-name="T437"/></text:p>
      <text:p text:style-name="P352"><text:span text:style-name="T437"/></text:p>
      <text:p text:style-name="P352"><text:span text:style-name="T438">Sprint ??: Combat helper system</text:span></text:p>
      <text:p text:style-name="P352"><text:span text:style-name="T438">Sprint ??: Error helper system</text:span></text:p>
      <text:p text:style-name="P352"><text:span text:style-name="T438">Sprint ??: Rework starting presets / tweak tree abilities + passives</text:span></text:p>
      <text:p text:style-name="P352"><text:span text:style-name="T438">Sprint ??: More spell / ability VFXs / Fix old VFX spaziness from rigid body</text:span></text:p>
      <text:p text:style-name="P352"><text:span text:style-name="T438">Sprint ??: UCM / Item view updates (items change model appearance)</text:span></text:p>
      <text:p text:style-name="P352"><text:span text:style-name="T438">Sprint ??: Character preset builder screen / features</text:span></text:p>
      <text:p text:style-name="P352"><text:span text:style-name="T438">Sprint ??: Re work shop view</text:span></text:p>
      <text:p text:style-name="P352"><text:span text:style-name="T438">Sprint ??: Rework camp site view</text:span></text:p>
      <text:p text:style-name="P352"><text:span text:style-name="T438">Sprint ??: More enemies and elites</text:span></text:p>
      <text:p text:style-name="P352"><text:span text:style-name="T438">Sprint ??: Rework assassination tree and other trees + abilities</text:span></text:p>
      <text:p text:style-name="P352"><text:span text:style-name="T438">Sprint ??: Item cards display info boxes about the passives they grant</text:span></text:p>
      <text:p text:style-name="P352"><text:span text:style-name="T438">Sprint ??: Make mobile ready</text:span></text:p>
      <text:p text:style-name="P352"><text:span text:style-name="T438">Sprint ??: Player prefs / load and save game</text:span></text:p>
      <text:p text:style-name="P352"><text:span text:style-name="T438">Sprint ??: Loading screen tips.</text:span></text:p>
      <text:p text:style-name="P352"><text:span text:style-name="T439"/></text:p>
      <text:p text:style-name="P352"><text:span text:style-name="T439"/></text:p>
      <text:p text:style-name="P352"><text:span text:style-name="T440">Things that need better mouse over info logic</text:span></text:p>
      <text:list text:style-name="L353">
        <text:list-item>
          <text:p text:style-name="P353"><text:span text:style-name="T440">status icons on entities</text:span></text:p>
        </text:list-item>
        <text:list-item>
          <text:p text:style-name="P353"><text:span text:style-name="T440">item cards show info about the passives they grant</text:span></text:p>
        </text:list-item>
        <text:list-item>
          <text:p text:style-name="P353"><text:span text:style-name="T440">character roster: all stats and attributes display info on what they mean/do</text:span></text:p>
        </text:list-item>
      </text:list>
      <text:p text:style-name="P354"><text:span text:style-name="T441"/></text:p>
      <text:p text:style-name="P354"><text:span text:style-name="T441"/></text:p>
      <text:p text:style-name="P354"><text:span text:style-name="T442">To do Before giving out for play testing</text:span></text:p>
      <text:list text:style-name="L355">
        <text:list-item>
          <text:p text:style-name="P355"><text:span text:style-name="T443">TIP SYSTEM!: at least while screen loading, something simple.</text:span></text:p>
        </text:list-item>
        <text:list-item>
          <text:p text:style-name="P355"><text:span text:style-name="T443">Action queue system (prevent players from accidently breaking game by using an ability while another ability action is not yet resolved) DONE</text:span></text:p>
        </text:list-item>
        <text:list-item>
          <text:p text:style-name="P355"><text:span text:style-name="T443">Game over victory and game over defeat events confirmed to work properly DONE</text:span></text:p>
        </text:list-item>
        <text:list-item>
          <text:p text:style-name="P355"><text:span text:style-name="T443">Player Prefs / save game / load saved game feature</text:span></text:p>
        </text:list-item>
        <text:list-item>
          <text:p text:style-name="P355"><text:span text:style-name="T443">quit button on main menu closes application DONE</text:span></text:p>
        </text:list-item>
        <text:list-item>
          <text:p text:style-name="P355"><text:span text:style-name="T443">Re do status icons view system DONE</text:span></text:p>
        </text:list-item>
        <text:list-item>
          <text:p text:style-name="P355"><text:span text:style-name="T443">update ability card views / make an ability card prefab DONE</text:span></text:p>
        </text:list-item>
        <text:list-item>
          <text:p text:style-name="P355"><text:span text:style-name="T444">combat helper system integrated with defender orders (choose a target, choose a tile, etc)</text:span></text:p>
        </text:list-item>
        <text:list-item>
          <text:p text:style-name="P355"><text:span text:style-name="T444">in future, this info panel will have a cancel button for mobile, since mobile users cant right click</text:span></text:p>
        </text:list-item>
        <text:list-item>
          <text:p text:style-name="P355"><text:span text:style-name="T444">error helper system</text:span></text:p>
        </text:list-item>
        <text:list-item>
          <text:p text:style-name="P355"><text:span text:style-name="T444">combat system (“Invalid target: out of range, target has stealth etc. You don't have enough energy for that! Cant use ability: Character is silenced, etc etc)”</text:span></text:p>
        </text:list-item>
        <text:list-item>
          <text:p text:style-name="P355"><text:span text:style-name="T444">Update kings blessing event buttons views DONE</text:span></text:p>
        </text:list-item>
      </text:list>
      <text:p text:style-name="P356"><text:span text:style-name="T445"/></text:p>
      <text:p text:style-name="P356"><text:span text:style-name="T445"/></text:p>
      <text:p text:style-name="P356"><text:span text:style-name="T445"/></text:p>
      <text:p text:style-name="P356"><text:span text:style-name="T446">Views and Visuals to update (general over view)</text:span></text:p>
      <text:list text:style-name="L357">
        <text:list-item>
          <text:p text:style-name="P357"><text:span text:style-name="T447">Main menu screen</text:span></text:p>
        </text:list-item>
        <text:list-item>
          <text:p text:style-name="P357"><text:span text:style-name="T447">Team builder screen</text:span></text:p>
        </text:list-item>
        <text:list-item>
          <text:p text:style-name="P357"><text:span text:style-name="T447">World Map</text:span></text:p>
        </text:list-item>
        <text:list-item>
          <text:p text:style-name="P357"><text:span text:style-name="T447">Character Panel</text:span></text:p>
        </text:list-item>
        <text:list-item>
          <text:p text:style-name="P357"><text:span text:style-name="T447">Front Page</text:span></text:p>
        </text:list-item>
        <text:list-item>
          <text:p text:style-name="P357"><text:span text:style-name="T447">Talents Page</text:span></text:p>
        </text:list-item>
        <text:list-item>
          <text:p text:style-name="P357"><text:span text:style-name="T447">Camp site screen</text:span></text:p>
        </text:list-item>
        <text:list-item>
          <text:p text:style-name="P357"><text:span text:style-name="T447">Shop screen</text:span></text:p>
        </text:list-item>
        <text:list-item>
          <text:p text:style-name="P357"><text:span text:style-name="T447">Game Level</text:span></text:p>
        </text:list-item>
        <text:list-item>
          <text:p text:style-name="P357"><text:span text:style-name="T447">Level BG</text:span></text:p>
        </text:list-item>
        <text:list-item>
          <text:p text:style-name="P357"><text:span text:style-name="T447">Tiles</text:span></text:p>
        </text:list-item>
        <text:list-item>
          <text:p text:style-name="P357"><text:span text:style-name="T447">Enemy Info panels</text:span></text:p>
        </text:list-item>
        <text:list-item>
          <text:p text:style-name="P357"><text:span text:style-name="T447">Top Panel</text:span></text:p>
        </text:list-item>
        <text:list-item>
          <text:p text:style-name="P357"><text:span text:style-name="T447">States View</text:span></text:p>
        </text:list-item>
        <text:list-item>
          <text:p text:style-name="P357"><text:span text:style-name="T447">Defender ability bar view</text:span></text:p>
        </text:list-item>
        <text:list-item>
          <text:p text:style-name="P357"><text:span text:style-name="T447">All new ability + passive icons</text:span></text:p>
        </text:list-item>
        <text:list-item>
          <text:p text:style-name="P357"><text:span text:style-name="T447">Ability Info Panel</text:span></text:p>
        </text:list-item>
        <text:list-item>
          <text:p text:style-name="P357"><text:span text:style-name="T447">Items + Item Cards</text:span></text:p>
        </text:list-item>
        <text:list-item>
          <text:p text:style-name="P357"><text:span text:style-name="T447">States + State Cards</text:span></text:p>
        </text:list-item>
      </text:list>
      <text:p text:style-name="P358"><text:span text:style-name="T448"/></text:p>
      <text:p text:style-name="P358"><text:span text:style-name="T448"/></text:p>
      <text:p text:style-name="P358"><text:span text:style-name="T448"/></text:p>
      <text:p text:style-name="P358"><text:span text:style-name="T448"/></text:p>
      <text:p text:style-name="P358"><text:span text:style-name="T448"/></text:p>
      <text:p text:style-name="P358"><text:span text:style-name="T448"/></text:p>
      <text:p text:style-name="P358"><text:span text:style-name="T448"/></text:p>
      <text:p text:style-name="P358"><text:span text:style-name="T448"/></text:p>
      <text:p text:style-name="P358"><text:span text:style-name="T448"/></text:p>
      <text:p text:style-name="P358"><text:span text:style-name="T4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